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Edwin" svg:font-family="Edw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dwin" fo:font-size="14pt" fo:font-weight="bold" officeooo:rsid="000b4bb5" officeooo:paragraph-rsid="000b4bb5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Edwin" fo:font-size="12pt" fo:font-weight="bold" officeooo:rsid="000b5793" officeooo:paragraph-rsid="000b579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Edwin" fo:font-size="12pt" fo:font-weight="bold" officeooo:rsid="000bc8cd" officeooo:paragraph-rsid="000bc8c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Edwin" fo:font-size="12pt" fo:font-weight="normal" officeooo:rsid="000b5793" officeooo:paragraph-rsid="000b579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Edwin" fo:font-size="12pt" fo:font-weight="normal" officeooo:rsid="000bc8cd" officeooo:paragraph-rsid="000bc8c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Edwin" fo:font-size="12pt" fo:font-weight="bold" officeooo:rsid="000bc8cd" officeooo:paragraph-rsid="000bc8cd" style:font-size-asian="10.5pt" style:font-weight-asian="bold" style:font-size-complex="12pt" style:font-weight-complex="bold"/>
    </style:style>
    <style:style style:name="T1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8 – POO 1</text:p>
      <text:p text:style-name="P1"/>
      <text:p text:style-name="P2">Membros Estaticos</text:p>
      <text:p text:style-name="P4">Sao membros que fazem sentido independentemente de objetos, e podem ser chamados sem instanciacao de objetos. Sao chamados a partir do nome da classe. Aplicacoes comuns sao em classes utilitarias e constantes. Exemplo: Math.sqrt() ou pi.</text:p>
      <text:p text:style-name="P4"/>
      <text:p text:style-name="P4">Uma classe que possui apenas membros estaticos e valida e chamada de classe estatica. Nao pode ser instanciada.</text:p>
      <text:p text:style-name="P4"/>
      <text:p text:style-name="P4">Metodos nao-estaticos nao podem ser chamadas em metodos estaticos na mesma classe.</text:p>
      <text:p text:style-name="P4"/>
      <text:p text:style-name="P4">Membros e classes estaticas sao bons para metodos e variaveis que funcionariam da mesma forma e dariam os mesmos resultados independentemente do numero de instancias de objetos da classe.</text:p>
      <text:p text:style-name="P4"/>
      <text:p text:style-name="P2">Construtores</text:p>
      <text:p text:style-name="P5">Operacoes especiais da classe que executam a instanciacao do objeto. Permitem/obrigam que objetos receba dados/dependencias na instanciacao. Inicam valores default dos atributos.</text:p>
      <text:p text:style-name="P5"/>
      <text:p text:style-name="P5">Se um construtor customizado nao for especificado, a classe disponibiliza o construtor padrao. E possivel especificar mais de um construtor na mesma classe (sobrecarga).</text:p>
      <text:p text:style-name="P5"/>
      <text:p text:style-name="P5">No exemplo de Product.java, quando executamos o comando “new”, instanciamos um produto product com name = null, price = 0.0 e quantity = 0. Para evitar que o produto seja iniciado sem nada, criamos um construtor.</text:p>
      <text:p text:style-name="P5"/>
      <text:p text:style-name="P3">Palavra “this”</text:p>
      <text:p text:style-name="P5">E uma referencia para o proprio objeto. E usada para diferenciar atributos de variaveis locais (parametros), e passar o proprio objeto como argumento na chamada de metodo ou construtor.</text:p>
      <text:p text:style-name="P3"/>
      <text:p text:style-name="P3">Sobrecarga</text:p>
      <text:p text:style-name="P5">E um recurso que uma classe possui de oferecer mais de uma operacao com o mesmo nome, mas com diferentes listas de parametros.</text:p>
      <text:p text:style-name="P5"/>
      <text:p text:style-name="P5">Como exemplo, podemos criar um construtor de Product.java que recebe apenas o nome e o preco do produto.</text:p>
      <text:p text:style-name="P5"/>
      <text:p text:style-name="P3">Encapsulamento</text:p>
      <text:p text:style-name="P5">É um princípio que consiste em esconder detalhes de implementação de uma classe, expondo apenas operações seguras e que mantenham os objetos em um estado consistente.<text:line-break/><text:line-break/>Regra de ouro: Objeto deve ser sempre em um estado consistente, e a própria classe deve garantir isso.</text:p>
      <text:p text:style-name="P5"/>
      <text:p text:style-name="P5"><text:soft-page-break/>Como regra basica, um objeto nao deve expor nenhum atributo (todos <text:span text:style-name="T1">private</text:span>), e atributos devem ser acessados por meio de metodos get e set. Seguir o padrão JavaBean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Edwin" svg:font-family="Edwi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  <dc:date>2023-10-22T17:44:45.173072981</dc:date>
    <meta:editing-duration>PT1H2M11S</meta:editing-duration>
    <meta:editing-cycles>2</meta:editing-cycles>
    <meta:document-statistic meta:table-count="0" meta:image-count="0" meta:object-count="0" meta:page-count="2" meta:paragraph-count="18" meta:word-count="330" meta:character-count="2109" meta:non-whitespace-character-count="1795"/>
  </office:meta>
</office:document-meta>
</file>